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22in"/>
    </style:style>
    <style:style style:name="co4" style:family="table-column">
      <style:table-column-properties fo:break-before="auto" style:column-width="2.254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_Delta-t-monitor-with-pressure_2025-09-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nufacturer Par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3D106MAT2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80487</text:p>
          </table:table-cell>
          <table:table-cell office:value-type="float" office:value="0.157" calcext:value-type="float">
            <text:p>0.15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D-123F_L2.8-W1.8-LS3.7-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4W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2734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4,R5,R6</text:p>
          </table:table-cell>
          <table:table-cell office:value-type="string" calcext:value-type="string">
            <text:p>SMD_RESISTOR_08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DP810-500PA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ENSOR-TH_SDP810-500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P810-500PA-D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1649-1074-ND</text:p>
          </table:table-cell>
          <table:table-cell office:value-type="float" office:value="27.95" calcext:value-type="float">
            <text:p>27.95</text:p>
          </table:table-cell>
          <table:table-cell office:value-type="string" calcext:value-type="string">
            <text:p>https://www.digikey.com/en/products/detail/sensirion-ag/SDP810-500PA/6605489?gclsrc=aw.ds&amp;gad_source=1&amp;gad_campaignid=120565755&amp;gbraid=0AAAAADrbLlgp08Tr6RShIegQZaECB4-sU&amp;gclid=CjwKCAjwt-_FBhBzEiwA7QEqyDQx5fvXYJaKWu1OljoADymn3L0ihCxONM9u5oNMwilC8hGaPhSCXxoC8AkQAvD_Bw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nlet_temp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ONN-TH_B3B-XH-AM-BK-LF-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B-XH-AM-BK(LF)(SN)</text:p>
          </table:table-cell>
          <table:table-cell office:value-type="string" calcext:value-type="string">
            <text:p>LCSC</text:p>
          </table:table-cell>
          <table:table-cell table:style-name="ce3"/>
          <table:table-cell office:value-type="float" office:value="0.073" calcext:value-type="float">
            <text:p>0.07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ut_temp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ONN-TH_B3B-XH-AM-BK-LF-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B-XH-AM-BK(LF)(SN)</text:p>
          </table:table-cell>
          <table:table-cell office:value-type="string" calcext:value-type="string">
            <text:p>LCSC</text:p>
          </table:table-cell>
          <table:table-cell table:style-name="ce3"/>
          <table:table-cell office:value-type="float" office:value="0.073" calcext:value-type="float">
            <text:p>0.07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1_MINI_PRO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IP-16_WEMOS_D1_MINI_PR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mos_D1_mini_Pro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3726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OWER-JACK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DC-IN-TH_POWER-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JAC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9000017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07T01:44:31.803368500</dc:date>
    <meta:editing-duration>PT3M55S</meta:editing-duration>
    <meta:editing-cycles>1</meta:editing-cycles>
    <meta:document-statistic meta:table-count="1" meta:cell-count="75" meta:object-count="0"/>
    <meta:generator>LibreOffice/25.2.5.2$Windows_X86_64 LibreOffice_project/03d19516eb2e1dd5d4ccd751a0d6f35f35e08022</meta:generator>
  </office:meta>
</office:document-meta>
</file>